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9900" calcext:value-type="float">
            <text:p>49900</text:p>
          </table:table-cell>
          <table:table-cell office:value-type="float" office:value="499000" calcext:value-type="float">
            <text:p>49900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 office:value-type="float" office:value="549" calcext:value-type="float">
            <text:p>549</text:p>
          </table:table-cell>
        </table:table-row>
        <table:table-row table:style-name="ro1">
          <table:table-cell/>
          <table:table-cell table:formula="of:=[.B3]/([.B2]+[.B3])" office:value-type="float" office:value="0.0108822771511824" calcext:value-type="float">
            <text:p>0.010882277151182</text:p>
          </table:table-cell>
          <table:table-cell table:formula="of:=[.C3]/([.C2]+[.C3])" office:value-type="float" office:value="0.00109899129014371" calcext:value-type="float">
            <text:p>0.001098991290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4:28:48.909000000</meta:creation-date>
    <dc:date>2016-11-25T14:32:16.465000000</dc:date>
    <meta:editing-duration>PT3M35S</meta:editing-duration>
    <meta:editing-cycles>1</meta:editing-cycles>
    <meta:generator>LibreOffice/5.2.3.3$Windows_x86 LibreOffice_project/d54a8868f08a7b39642414cf2c8ef2f228f780cf</meta:generator>
    <meta:document-statistic meta:table-count="1" meta:cell-count="8" meta:object-count="0"/>
  </office:meta>
</office:document-meta>
</file>